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lucida console', 'andale mono', 'bitstream vera sans mono', 'courier new', Courier"/>
    <style:font-face style:name="Consolas1" svg:font-family="Consolas, 'lucida console', 'andale mono', 'bitstream vera sans mono', 'courier new', Courier, monospace"/>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courier new" svg:font-family="'courier new', monospace"/>
    <style:font-face style:name="helvetica neue" svg:font-family="'helvetica neue', Helvetica, Arial, sans-serif"/>
    <style:font-face style:name="times new roman" svg:font-family="'times new roman', sans-serif"/>
  </office:font-face-decls>
  <office:automatic-styles>
    <style:style style:name="P1" style:family="paragraph" style:parent-style-name="Preformatted_20_Text">
      <loext:graphic-properties draw:fill="solid" draw:fill-color="#efefef" draw:opacity="100%"/>
      <style:paragraph-properties fo:margin-left="0cm" fo:margin-right="0cm" fo:margin-top="0cm" fo:margin-bottom="0cm" style:contextual-spacing="false" fo:orphans="2" fo:widows="2" fo:text-indent="0cm" style:auto-text-indent="false" fo:background-color="#efefef"/>
      <style:text-properties fo:font-variant="normal" fo:text-transform="none" fo:color="#880000" loext:opacity="100%" style:font-name="Consolas1" fo:font-size="7.19999980926514pt" fo:letter-spacing="normal" fo:font-style="normal" fo:font-weight="normal" loext:padding="0.049cm" loext:border="0.06pt solid #888888"/>
    </style:style>
    <style:style style:name="P2" style:family="paragraph" style:parent-style-name="Preformatted_20_Text">
      <loext:graphic-properties draw:fill="solid" draw:fill-color="#efefef" draw:opacity="100%"/>
      <style:paragraph-properties fo:margin-top="0cm" fo:margin-bottom="0cm" style:contextual-spacing="false" fo:orphans="2" fo:widows="2" fo:background-color="#efefef"/>
      <style:text-properties fo:font-variant="normal" fo:text-transform="none" fo:color="#880000" loext:opacity="100%" style:font-name="Consolas1" fo:font-size="7.19999980926514pt" fo:letter-spacing="normal" fo:font-style="normal" fo:font-weight="normal" loext:padding="0.049cm" loext:border="0.06pt solid #888888"/>
    </style:style>
    <style:style style:name="P3"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222222" loext:opacity="100%" style:font-name="helvetica neue" fo:font-size="12.6000003814697pt" fo:letter-spacing="normal" fo:font-style="normal" fo:font-weight="normal" loext:padding="0cm" loext:border="none"/>
    </style:style>
    <style:style style:name="P4"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222222" loext:opacity="100%" style:font-name="helvetica neue" fo:font-size="8.39999961853027pt" fo:letter-spacing="normal" fo:font-style="normal" fo:font-weight="normal" loext:padding="0cm" loext:border="none"/>
    </style:style>
    <style:style style:name="P5" style:family="paragraph" style:parent-style-name="Standard">
      <style:paragraph-properties fo:margin-top="0cm" fo:margin-bottom="0cm" style:contextual-spacing="false" fo:text-align="center" style:justify-single-word="false" fo:orphans="2" fo:widows="2"/>
      <style:text-properties fo:font-variant="normal" fo:text-transform="none" fo:color="#222222" loext:opacity="100%" style:font-name="helvetica neue" fo:font-size="8.39999961853027pt" fo:letter-spacing="normal" fo:font-style="normal" fo:font-weight="normal" loext:padding="0cm" loext:border="none"/>
    </style:style>
    <style:style style:name="P6" style:family="paragraph" style:parent-style-name="Standard">
      <style:paragraph-properties fo:margin-top="0cm" fo:margin-bottom="0.499cm" style:contextual-spacing="false" fo:text-align="center" style:justify-single-word="false" fo:orphans="2" fo:widows="2"/>
      <style:text-properties fo:font-variant="normal" fo:text-transform="none" fo:color="#222222" loext:opacity="100%" style:font-name="helvetica neue" fo:font-size="8.39999961853027pt" fo:letter-spacing="normal" fo:font-style="normal" fo:font-weight="normal" loext:padding="0cm" loext:border="none"/>
    </style:style>
    <style:style style:name="P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222222" loext:opacity="100%" style:font-name="helvetica neue" fo:font-size="8.39999961853027pt" fo:letter-spacing="normal" fo:font-style="normal" fo:font-weight="normal" loext:padding="0cm" loext:border="none"/>
    </style:style>
    <style:style style:name="P8"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22222" loext:opacity="100%" style:font-name="helvetica neue" fo:font-size="8.39999961853027pt" fo:letter-spacing="normal" fo:font-style="normal" fo:font-weight="bold" loext:padding="0cm" loext:border="none"/>
    </style:style>
    <style:style style:name="P9"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22222" loext:opacity="100%" style:font-name="helvetica neue" fo:font-size="9.60000038146973pt" fo:letter-spacing="normal" fo:font-style="normal" fo:font-weight="bold" loext:padding="0cm" loext:border="none"/>
    </style:style>
    <style:style style:name="P10"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222222" loext:opacity="100%" style:font-name="courier new" fo:font-size="9pt" fo:letter-spacing="normal" fo:font-style="normal" fo:font-weight="normal" loext:padding="0cm" loext:border="none"/>
    </style:style>
    <style:style style:name="P11" style:family="paragraph" style:parent-style-name="Text_20_body">
      <style:paragraph-properties fo:margin-left="0cm" fo:margin-right="0cm" fo:margin-top="0cm" fo:margin-bottom="0cm" style:contextual-spacing="false" fo:orphans="2" fo:widows="2" fo:text-indent="0cm" style:auto-text-indent="false"/>
      <style:text-properties fo:text-transform="lowercase" fo:color="#222222" loext:opacity="100%" style:font-name="Consolas" fo:letter-spacing="normal" fo:font-style="normal" fo:font-weight="bold" loext:padding-left="0cm" loext:padding-right="0cm" loext:padding-top="0cm" loext:padding-bottom="0.049cm" loext:border-left="none" loext:border-right="none" loext:border-top="none" loext:border-bottom="0.06pt solid #888888"/>
    </style:style>
    <style:style style:name="P12" style:family="paragraph" style:parent-style-name="Text_20_body">
      <style:paragraph-properties fo:margin-left="0.021cm" fo:margin-right="0.021cm" fo:margin-top="0.021cm" fo:margin-bottom="0.021cm" style:contextual-spacing="false" fo:line-height="110%" fo:orphans="2" fo:widows="2" fo:text-indent="0cm" style:auto-text-indent="false"/>
      <style:text-properties fo:color="#888888" loext:opacity="100%" loext:padding="0.064cm" loext:border="0.06pt solid #b9b9b9"/>
    </style:style>
    <style:style style:name="T1" style:family="text">
      <style:text-properties style:text-underline-style="solid" style:text-underline-width="auto" style:text-underline-color="font-color"/>
    </style:style>
    <style:style style:name="T2" style:family="text">
      <style:text-properties style:font-name="times new roman" fo:font-size="10.1999998092651pt"/>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etya and Strings</text:p>
      <text:p text:style-name="P4">time limit per test</text:p>
      <text:p text:style-name="P5">2 seconds</text:p>
      <text:p text:style-name="P4">memory limit per test</text:p>
      <text:p text:style-name="P5">256 megabytes</text:p>
      <text:p text:style-name="P4">input</text:p>
      <text:p text:style-name="P5">standard input</text:p>
      <text:p text:style-name="P4">output</text:p>
      <text:p text:style-name="P6">standard output</text:p>
      <text:p text:style-name="P7">Little Petya loves presents. His mum bought him two strings of the same size for his birthday. The strings consist of uppercase and lowercase Latin letters. Now Petya wants to compare those two strings <text:span text:style-name="T1">lexicographically</text:span>. The letters' case does not matter, that is an uppercase letter is considered equivalent to the corresponding lowercase letter. Help Petya perform the comparison.</text:p>
      <text:p text:style-name="P9">Input</text:p>
      <text:p text:style-name="P7">Each of the first two lines contains a bought string. The strings' lengths range from <text:span text:style-name="T2">1</text:span> to <text:span text:style-name="T2">100</text:span> inclusive. It is guaranteed that the strings are of the same length and also consist of uppercase and lowercase Latin letters.</text:p>
      <text:p text:style-name="P9">Output</text:p>
      <text:p text:style-name="P7">If the first string is less than the second one, print "-1". If the second string is less than the first one, print "1". If the strings are equal, print "0". Note that the letters' case is not taken into consideration when the strings are compared.</text:p>
      <text:p text:style-name="P8">Examples</text:p>
      <text:p text:style-name="P11">input</text:p>
      <text:section text:style-name="Sect1" text:name="id00779722784042481">
        <text:p text:style-name="P12">Copy</text:p>
      </text:section>
      <text:p text:style-name="P1"><text:bookmark text:name="id009080189948370327"/>aaaa</text:p>
      <text:p text:style-name="P2">aaaA</text:p>
      <text:p text:style-name="P11">output</text:p>
      <text:section text:style-name="Sect1" text:name="id008304850080409876">
        <text:p text:style-name="P12">Copy</text:p>
      </text:section>
      <text:p text:style-name="P1"><text:bookmark text:name="id0024091173068965133"/>0</text:p>
      <text:p text:style-name="P11">input</text:p>
      <text:section text:style-name="Sect1" text:name="id0004070307947866025">
        <text:p text:style-name="P12">Copy</text:p>
      </text:section>
      <text:p text:style-name="P1"><text:bookmark text:name="id009508621815422122"/>abs</text:p>
      <text:p text:style-name="P2">Abz</text:p>
      <text:p text:style-name="P11">output</text:p>
      <text:section text:style-name="Sect1" text:name="id0015749213317455468">
        <text:p text:style-name="P12">Copy</text:p>
      </text:section>
      <text:p text:style-name="P1"><text:bookmark text:name="id009007072595787577"/>-1</text:p>
      <text:p text:style-name="P11">input</text:p>
      <text:section text:style-name="Sect1" text:name="id008701815917271687">
        <text:p text:style-name="P12">Copy</text:p>
      </text:section>
      <text:p text:style-name="P1"><text:bookmark text:name="id007092782833324389"/>abcdefg</text:p>
      <text:p text:style-name="P2">AbCdEfF</text:p>
      <text:p text:style-name="P11">output</text:p>
      <text:section text:style-name="Sect1" text:name="id001608970140586654">
        <text:p text:style-name="P12">Copy</text:p>
      </text:section>
      <text:p text:style-name="P1"><text:bookmark text:name="id0005186669810869038"/>1</text:p>
      <text:p text:style-name="P9">Note</text:p>
      <text:p text:style-name="P7">If you want more formal information about the lexicographical order (also known as the "<text:span text:style-name="T1">dictionary order</text:span>" or "<text:span text:style-name="T1">alphabetical order</text:span>"), you can visit the following site:</text:p>
      <text:list xml:id="list628708354" text:style-name="L1">
        <text:list-item>
          <text:p text:style-name="P10">http://en.wikipedia.org/wiki/Lexicographical_order</text:p>
        </text:list-item>
      </text:list>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lucida console', 'andale mono', 'bitstream vera sans mono', 'courier new', Courier"/>
    <style:font-face style:name="Consolas1" svg:font-family="Consolas, 'lucida console', 'andale mono', 'bitstream vera sans mono', 'courier new', Courier, monospace"/>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courier new" svg:font-family="'courier new', monospace"/>
    <style:font-face style:name="helvetica neue" svg:font-family="'helvetica neue', Helvetica, Arial, sans-serif"/>
    <style:font-face style:name="times new roman" svg:font-family="'times new roman',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9-10T21:49:38.743000000</dc:date>
    <meta:editing-duration>PT7S</meta:editing-duration>
    <meta:editing-cycles>1</meta:editing-cycles>
    <meta:document-statistic meta:table-count="0" meta:image-count="0" meta:object-count="0" meta:page-count="1" meta:paragraph-count="39" meta:word-count="217" meta:character-count="1298" meta:non-whitespace-character-count="1121"/>
    <meta:generator>LibreOffice/7.2.2.2$Windows_X86_64 LibreOffice_project/02b2acce88a210515b4a5bb2e46cbfb63fe97d56</meta:generator>
  </office:meta>
</office:document-meta>
</file>